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09cm" table:align="left"/>
    </style:style>
    <style:style style:name="Tabelle2.A" style:family="table-column">
      <style:table-column-properties style:column-width="0.663cm"/>
    </style:style>
    <style:style style:name="Tabelle2.B" style:family="table-column">
      <style:table-column-properties style:column-width="4.817cm"/>
    </style:style>
    <style:style style:name="Tabelle2.C" style:family="table-column">
      <style:table-column-properties style:column-width="0.61cm"/>
    </style:style>
    <style:style style:name="Tabelle2.G" style:family="table-column">
      <style:table-column-properties style:column-width="0.769cm"/>
    </style:style>
    <style:style style:name="Tabelle2.H" style:family="table-column">
      <style:table-column-properties style:column-width="1.087cm"/>
    </style:style>
    <style:style style:name="Tabelle2.I" style:family="table-column">
      <style:table-column-properties style:column-width="1.245cm"/>
    </style:style>
    <style:style style:name="Tabelle2.J" style:family="table-column">
      <style:table-column-properties style:column-width="1.007cm"/>
    </style:style>
    <style:style style:name="Tabelle2.K" style:family="table-column">
      <style:table-column-properties style:column-width="1.06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7.641cm" table:align="left"/>
    </style:style>
    <style:style style:name="Tabelle3.A" style:family="table-column">
      <style:table-column-properties style:column-width="0.663cm"/>
    </style:style>
    <style:style style:name="Tabelle3.B" style:family="table-column">
      <style:table-column-properties style:column-width="4.288cm"/>
    </style:style>
    <style:style style:name="Tabelle3.C" style:family="table-column">
      <style:table-column-properties style:column-width="4.711cm"/>
    </style:style>
    <style:style style:name="Tabelle3.D" style:family="table-column">
      <style:table-column-properties style:column-width="0.61cm"/>
    </style:style>
    <style:style style:name="Tabelle3.E" style:family="table-column">
      <style:table-column-properties style:column-width="1.087cm"/>
    </style:style>
    <style:style style:name="Tabelle3.F" style:family="table-column">
      <style:table-column-properties style:column-width="0.716cm"/>
    </style:style>
    <style:style style:name="Tabelle3.G" style:family="table-column">
      <style:table-column-properties style:column-width="1.034cm"/>
    </style:style>
    <style:style style:name="Tabelle3.H" style:family="table-column">
      <style:table-column-properties style:column-width="1.139cm"/>
    </style:style>
    <style:style style:name="Tabelle3.K" style:family="table-column">
      <style:table-column-properties style:column-width="1.113cm"/>
    </style:style>
    <style:style style:name="Tabelle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per">
        <text:section text:style-name="Sect1" text:name="innerWrapper">
          <text:section text:style-name="Sect1" text:name="contentNavigationWrapper">
            <text:section text:style-name="Sect1" text:name="contentWrapper">
              <text:section text:style-name="Sect1" text:name="content">
                <text:h text:style-name="Heading_20_1" text:outline-level="1">Ligenspiele Herren</text:h>
                <text:h text:style-name="Heading_20_3" text:outline-level="3">2011/12</text:h>
                <text:section text:style-name="Sect1" text:name="jahr">
                  <text:p text:style-name="P1">NR Kreisliga 2</text:p>
                </text:section>
                <text:h text:style-name="Heading_20_3" text:outline-level="3">Mannschaftstabelle</text:h>
                <table:table table:name="Tabelle2" table:style-name="Tabelle2">
                  <table:table-column table:style-name="Tabelle2.A"/>
                  <table:table-column table:style-name="Tabelle2.B"/>
                  <table:table-column table:style-name="Tabelle2.C" table:number-columns-repeated="4"/>
                  <table:table-column table:style-name="Tabelle2.G"/>
                  <table:table-column table:style-name="Tabelle2.H"/>
                  <table:table-column table:style-name="Tabelle2.I"/>
                  <table:table-column table:style-name="Tabelle2.J"/>
                  <table:table-column table:style-name="Tabelle2.K"/>
                  <table:table-header-rows>
                    <table:table-row>
                      <table:table-cell table:style-name="Tabelle2.A1" office:value-type="string">
                        <text:p text:style-name="Table_20_Heading">Pl.</text:p>
                      </table:table-cell>
                      <table:table-cell table:style-name="Tabelle2.A1" office:value-type="string">
                        <text:p text:style-name="Table_20_Heading">Mannschaft</text:p>
                      </table:table-cell>
                      <table:table-cell table:style-name="Tabelle2.A1" office:value-type="string">
                        <text:p text:style-name="Table_20_Heading">S.</text:p>
                      </table:table-cell>
                      <table:table-cell table:style-name="Tabelle2.A1" office:value-type="string">
                        <text:p text:style-name="Table_20_Heading">P.</text:p>
                      </table:table-cell>
                      <table:table-cell table:style-name="Tabelle2.A1" office:value-type="string">
                        <text:p text:style-name="Table_20_Heading">H.</text:p>
                      </table:table-cell>
                      <table:table-cell table:style-name="Tabelle2.A1" office:value-type="string">
                        <text:p text:style-name="Table_20_Heading">A.</text:p>
                      </table:table-cell>
                      <table:table-cell table:style-name="Tabelle2.A1" office:value-type="string">
                        <text:p text:style-name="Table_20_Heading">+\-</text:p>
                      </table:table-cell>
                      <table:table-cell table:style-name="Tabelle2.A1" office:value-type="string">
                        <text:p text:style-name="Table_20_Heading">EWP</text:p>
                      </table:table-cell>
                      <table:table-cell table:style-name="Tabelle2.A1" office:value-type="string">
                        <text:p text:style-name="Table_20_Heading">Holz</text:p>
                      </table:table-cell>
                      <table:table-cell table:style-name="Tabelle2.A1" office:value-type="string">
                        <text:p text:style-name="Table_20_Heading">Ø H.</text:p>
                      </table:table-cell>
                      <table:table-cell table:style-name="Tabelle2.A1" office:value-type="string">
                        <text:p text:style-name="Table_20_Heading">Ø A.</text:p>
                      </table:table-cell>
                    </table:table-row>
                  </table:table-header-rows>
                  <table:table-row>
                    <table:table-cell table:style-name="Tabelle2.A1" office:value-type="string">
                      <text:p text:style-name="Table_20_Contents">1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-kamp-lintfort-6">SK Kamp-Lintfort 6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37</text:p>
                    </table:table-cell>
                    <table:table-cell table:style-name="Tabelle2.A1" office:value-type="string">
                      <text:p text:style-name="Table_20_Contents">20</text:p>
                    </table:table-cell>
                    <table:table-cell table:style-name="Tabelle2.A1" office:value-type="string">
                      <text:p text:style-name="Table_20_Contents">17</text:p>
                    </table:table-cell>
                    <table:table-cell table:style-name="Tabelle2.A1" office:value-type="string">
                      <text:p text:style-name="Table_20_Contents">16</text:p>
                    </table:table-cell>
                    <table:table-cell table:style-name="Tabelle2.A1" office:value-type="string">
                      <text:p text:style-name="Table_20_Contents">319</text:p>
                    </table:table-cell>
                    <table:table-cell table:style-name="Tabelle2.A1" office:value-type="string">
                      <text:p text:style-name="Table_20_Contents">39560</text:p>
                    </table:table-cell>
                    <table:table-cell table:style-name="Tabelle2.A1" office:value-type="string">
                      <text:p text:style-name="Table_20_Contents">718</text:p>
                    </table:table-cell>
                    <table:table-cell table:style-name="Tabelle2.A1" office:value-type="string">
                      <text:p text:style-name="Table_20_Contents">695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bw-61-muelheim-4">BW 61 Mülheim 4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30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267</text:p>
                    </table:table-cell>
                    <table:table-cell table:style-name="Tabelle2.A1" office:value-type="string">
                      <text:p text:style-name="Table_20_Contents">37946</text:p>
                    </table:table-cell>
                    <table:table-cell table:style-name="Tabelle2.A1" office:value-type="string">
                      <text:p text:style-name="Table_20_Contents">681</text:p>
                    </table:table-cell>
                    <table:table-cell table:style-name="Tabelle2.A1" office:value-type="string">
                      <text:p text:style-name="Table_20_Contents">675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3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-5459-essen-borbeck-2">SK 54/59 Essen-Borbeck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8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15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278</text:p>
                    </table:table-cell>
                    <table:table-cell table:style-name="Tabelle2.A1" office:value-type="string">
                      <text:p text:style-name="Table_20_Contents">38356</text:p>
                    </table:table-cell>
                    <table:table-cell table:style-name="Tabelle2.A1" office:value-type="string">
                      <text:p text:style-name="Table_20_Contents">693</text:p>
                    </table:table-cell>
                    <table:table-cell table:style-name="Tabelle2.A1" office:value-type="string">
                      <text:p text:style-name="Table_20_Contents">67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v-rees-4">SKV Rees 4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0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10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265</text:p>
                    </table:table-cell>
                    <table:table-cell table:style-name="Tabelle2.A1" office:value-type="string">
                      <text:p text:style-name="Table_20_Contents">37599</text:p>
                    </table:table-cell>
                    <table:table-cell table:style-name="Tabelle2.A1" office:value-type="string">
                      <text:p text:style-name="Table_20_Contents">686</text:p>
                    </table:table-cell>
                    <table:table-cell table:style-name="Tabelle2.A1" office:value-type="string">
                      <text:p text:style-name="Table_20_Contents">657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c-kapellen-2">SKC Kapellen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20</text:p>
                    </table:table-cell>
                    <table:table-cell table:style-name="Tabelle2.A1" office:value-type="string">
                      <text:p text:style-name="Table_20_Contents">12</text:p>
                    </table:table-cell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-1</text:p>
                    </table:table-cell>
                    <table:table-cell table:style-name="Tabelle2.A1" office:value-type="string">
                      <text:p text:style-name="Table_20_Contents">255</text:p>
                    </table:table-cell>
                    <table:table-cell table:style-name="Tabelle2.A1" office:value-type="string">
                      <text:p text:style-name="Table_20_Contents">35906</text:p>
                    </table:table-cell>
                    <table:table-cell table:style-name="Tabelle2.A1" office:value-type="string">
                      <text:p text:style-name="Table_20_Contents">636</text:p>
                    </table:table-cell>
                    <table:table-cell table:style-name="Tabelle2.A1" office:value-type="string">
                      <text:p text:style-name="Table_20_Contents">64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esv-oberhausen-2">ESV Oberhausen 2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6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-8</text:p>
                    </table:table-cell>
                    <table:table-cell table:style-name="Tabelle2.A1" office:value-type="string">
                      <text:p text:style-name="Table_20_Contents">214</text:p>
                    </table:table-cell>
                    <table:table-cell table:style-name="Tabelle2.A1" office:value-type="string">
                      <text:p text:style-name="Table_20_Contents">34805</text:p>
                    </table:table-cell>
                    <table:table-cell table:style-name="Tabelle2.A1" office:value-type="string">
                      <text:p text:style-name="Table_20_Contents">607</text:p>
                    </table:table-cell>
                    <table:table-cell table:style-name="Tabelle2.A1" office:value-type="string">
                      <text:p text:style-name="Table_20_Contents">636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c-vesalia-wesel-1">SKC Vesalia Wesel 1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13</text:p>
                    </table:table-cell>
                    <table:table-cell table:style-name="Tabelle2.A1" office:value-type="string">
                      <text:p text:style-name="Table_20_Contents">4</text:p>
                    </table:table-cell>
                    <table:table-cell table:style-name="Tabelle2.A1" office:value-type="string">
                      <text:p text:style-name="Table_20_Contents">9</text:p>
                    </table:table-cell>
                    <table:table-cell table:style-name="Tabelle2.A1" office:value-type="string">
                      <text:p text:style-name="Table_20_Contents">-8</text:p>
                    </table:table-cell>
                    <table:table-cell table:style-name="Tabelle2.A1" office:value-type="string">
                      <text:p text:style-name="Table_20_Contents">213</text:p>
                    </table:table-cell>
                    <table:table-cell table:style-name="Tabelle2.A1" office:value-type="string">
                      <text:p text:style-name="Table_20_Contents">31853</text:p>
                    </table:table-cell>
                    <table:table-cell table:style-name="Tabelle2.A1" office:value-type="string">
                      <text:p text:style-name="Table_20_Contents">609</text:p>
                    </table:table-cell>
                    <table:table-cell table:style-name="Tabelle2.A1" office:value-type="string">
                      <text:p text:style-name="Table_20_Contents">529</text:p>
                    </table:table-cell>
                  </table:table-row>
                  <table:table-row>
                    <table:table-cell table:style-name="Tabelle2.A1" office:value-type="string">
                      <text:p text:style-name="Table_20_Contents">8</text:p>
                    </table:table-cell>
                    <table:table-cell table:style-name="Tabelle2.A1" office:value-type="string">
                      <text:p text:style-name="Table_20_Contents"><text:a xlink:type="simple" xlink:href="http://w-k-v.de/ligenspiele/mannschaft/niederrhein/herren/2011/nr-kreisliga-2/sk-kleve-3">SK Kleve 3 </text:a></text:p>
                    </table:table-cell>
                    <table:table-cell table:style-name="Tabelle2.A1" office:value-type="string">
                      <text:p text:style-name="Table_20_Contents">14</text:p>
                    </table:table-cell>
                    <table:table-cell table:style-name="Tabelle2.A1" office:value-type="string">
                      <text:p text:style-name="Table_20_Contents">7</text:p>
                    </table:table-cell>
                    <table:table-cell table:style-name="Tabelle2.A1" office:value-type="string">
                      <text:p text:style-name="Table_20_Contents">5</text:p>
                    </table:table-cell>
                    <table:table-cell table:style-name="Tabelle2.A1" office:value-type="string">
                      <text:p text:style-name="Table_20_Contents">2</text:p>
                    </table:table-cell>
                    <table:table-cell table:style-name="Tabelle2.A1" office:value-type="string">
                      <text:p text:style-name="Table_20_Contents">-14</text:p>
                    </table:table-cell>
                    <table:table-cell table:style-name="Tabelle2.A1" office:value-type="string">
                      <text:p text:style-name="Table_20_Contents">195</text:p>
                    </table:table-cell>
                    <table:table-cell table:style-name="Tabelle2.A1" office:value-type="string">
                      <text:p text:style-name="Table_20_Contents">32405</text:p>
                    </table:table-cell>
                    <table:table-cell table:style-name="Tabelle2.A1" office:value-type="string">
                      <text:p text:style-name="Table_20_Contents">560</text:p>
                    </table:table-cell>
                    <table:table-cell table:style-name="Tabelle2.A1" office:value-type="string">
                      <text:p text:style-name="Table_20_Contents">597</text:p>
                    </table:table-cell>
                  </table:table-row>
                </table:table>
                <text:h text:style-name="Heading_20_3" text:outline-level="3">Spielertabelle</text:h>
                <table:table table:name="Tabelle3" table:style-name="Tabelle3">
                  <table:table-column table:style-name="Tabelle3.A"/>
                  <table:table-column table:style-name="Tabelle3.B"/>
                  <table:table-column table:style-name="Tabelle3.C"/>
                  <table:table-column table:style-name="Tabelle3.D"/>
                  <table:table-column table:style-name="Tabelle3.E"/>
                  <table:table-column table:style-name="Tabelle3.F"/>
                  <table:table-column table:style-name="Tabelle3.G"/>
                  <table:table-column table:style-name="Tabelle3.H" table:number-columns-repeated="3"/>
                  <table:table-column table:style-name="Tabelle3.K"/>
                  <table:table-header-rows>
                    <table:table-row>
                      <table:table-cell table:style-name="Tabelle3.A1" office:value-type="string">
                        <text:p text:style-name="Table_20_Heading">Pl.</text:p>
                      </table:table-cell>
                      <table:table-cell table:style-name="Tabelle3.A1" office:value-type="string">
                        <text:p text:style-name="Table_20_Heading">Spieler</text:p>
                      </table:table-cell>
                      <table:table-cell table:style-name="Tabelle3.A1" office:value-type="string">
                        <text:p text:style-name="Table_20_Heading">Mannschaft</text:p>
                      </table:table-cell>
                      <table:table-cell table:style-name="Tabelle3.A1" office:value-type="string">
                        <text:p text:style-name="Table_20_Heading">S.</text:p>
                      </table:table-cell>
                      <table:table-cell table:style-name="Tabelle3.A1" office:value-type="string">
                        <text:p text:style-name="Table_20_Heading">EWP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Holz</text:p>
                      </table:table-cell>
                      <table:table-cell table:style-name="Tabelle3.A1" office:value-type="string">
                        <text:p text:style-name="Table_20_Heading">Ø</text:p>
                      </table:table-cell>
                      <table:table-cell table:style-name="Tabelle3.A1" office:value-type="string">
                        <text:p text:style-name="Table_20_Heading">Ø H.</text:p>
                      </table:table-cell>
                      <table:table-cell table:style-name="Tabelle3.A1" office:value-type="string">
                        <text:p text:style-name="Table_20_Heading">Ø A.</text:p>
                      </table:table-cell>
                      <table:table-cell table:style-name="Tabelle3.A1" office:value-type="string">
                        <text:p text:style-name="Table_20_Heading">Max</text:p>
                      </table:table-cell>
                    </table:table-row>
                  </table:table-header-rows>
                  <table:table-row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nVzZWsvL01hbmZyZWQ%3D" office:target-frame-name="_blank" xlink:show="new">Fusek, Manfred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90</text:p>
                    </table:table-cell>
                    <table:table-cell table:style-name="Tabelle3.A1" office:value-type="string">
                      <text:p text:style-name="Table_20_Contents">6.9</text:p>
                    </table:table-cell>
                    <table:table-cell table:style-name="Tabelle3.A1" office:value-type="string">
                      <text:p text:style-name="Table_20_Contents">9489</text:p>
                    </table:table-cell>
                    <table:table-cell table:style-name="Tabelle3.A1" office:value-type="string">
                      <text:p text:style-name="Table_20_Contents">729.9</text:p>
                    </table:table-cell>
                    <table:table-cell table:style-name="Tabelle3.A1" office:value-type="string">
                      <text:p text:style-name="Table_20_Contents">749.0</text:p>
                    </table:table-cell>
                    <table:table-cell table:style-name="Tabelle3.A1" office:value-type="string">
                      <text:p text:style-name="Table_20_Contents">713.6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nVuZGUvL1NpZWdmcmllZA%3D%3D" office:target-frame-name="_blank" xlink:show="new">Bunde, Siegfried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83</text:p>
                    </table:table-cell>
                    <table:table-cell table:style-name="Tabelle3.A1" office:value-type="string">
                      <text:p text:style-name="Table_20_Contents">6.4</text:p>
                    </table:table-cell>
                    <table:table-cell table:style-name="Tabelle3.A1" office:value-type="string">
                      <text:p text:style-name="Table_20_Contents">8825</text:p>
                    </table:table-cell>
                    <table:table-cell table:style-name="Tabelle3.A1" office:value-type="string">
                      <text:p text:style-name="Table_20_Contents">678.8</text:p>
                    </table:table-cell>
                    <table:table-cell table:style-name="Tabelle3.A1" office:value-type="string">
                      <text:p text:style-name="Table_20_Contents">673.1</text:p>
                    </table:table-cell>
                    <table:table-cell table:style-name="Tabelle3.A1" office:value-type="string">
                      <text:p text:style-name="Table_20_Contents">685.5</text:p>
                    </table:table-cell>
                    <table:table-cell table:style-name="Tabelle3.A1" office:value-type="string">
                      <text:p text:style-name="Table_20_Contents">75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TmV1bWFubi8vSGFucy1EaWV0ZXI%3D" office:target-frame-name="_blank" xlink:show="new">Neumann, Hans-Dieter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6.8</text:p>
                    </table:table-cell>
                    <table:table-cell table:style-name="Tabelle3.A1" office:value-type="string">
                      <text:p text:style-name="Table_20_Contents">8584</text:p>
                    </table:table-cell>
                    <table:table-cell table:style-name="Tabelle3.A1" office:value-type="string">
                      <text:p text:style-name="Table_20_Contents">715.3</text:p>
                    </table:table-cell>
                    <table:table-cell table:style-name="Tabelle3.A1" office:value-type="string">
                      <text:p text:style-name="Table_20_Contents">723.8</text:p>
                    </table:table-cell>
                    <table:table-cell table:style-name="Tabelle3.A1" office:value-type="string">
                      <text:p text:style-name="Table_20_Contents">706.8</text:p>
                    </table:table-cell>
                    <table:table-cell table:style-name="Tabelle3.A1" office:value-type="string">
                      <text:p text:style-name="Table_20_Contents">7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FlbWFubi8vSG9yc3Q%3D" office:target-frame-name="_blank" xlink:show="new">Saemann, Horst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81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9155</text:p>
                    </table:table-cell>
                    <table:table-cell table:style-name="Tabelle3.A1" office:value-type="string">
                      <text:p text:style-name="Table_20_Contents">704.2</text:p>
                    </table:table-cell>
                    <table:table-cell table:style-name="Tabelle3.A1" office:value-type="string">
                      <text:p text:style-name="Table_20_Contents">719.3</text:p>
                    </table:table-cell>
                    <table:table-cell table:style-name="Tabelle3.A1" office:value-type="string">
                      <text:p text:style-name="Table_20_Contents">686.7</text:p>
                    </table:table-cell>
                    <table:table-cell table:style-name="Tabelle3.A1" office:value-type="string">
                      <text:p text:style-name="Table_20_Contents">74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dmFuIExpZXIvL01pY2hhZWw%3D" office:target-frame-name="_blank" xlink:show="new">van Lier, Michael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80</text:p>
                    </table:table-cell>
                    <table:table-cell table:style-name="Tabelle3.A1" office:value-type="string">
                      <text:p text:style-name="Table_20_Contents">6.7</text:p>
                    </table:table-cell>
                    <table:table-cell table:style-name="Tabelle3.A1" office:value-type="string">
                      <text:p text:style-name="Table_20_Contents">8608</text:p>
                    </table:table-cell>
                    <table:table-cell table:style-name="Tabelle3.A1" office:value-type="string">
                      <text:p text:style-name="Table_20_Contents">717.3</text:p>
                    </table:table-cell>
                    <table:table-cell table:style-name="Tabelle3.A1" office:value-type="string">
                      <text:p text:style-name="Table_20_Contents">725.3</text:p>
                    </table:table-cell>
                    <table:table-cell table:style-name="Tabelle3.A1" office:value-type="string">
                      <text:p text:style-name="Table_20_Contents">709.3</text:p>
                    </table:table-cell>
                    <table:table-cell table:style-name="Tabelle3.A1" office:value-type="string">
                      <text:p text:style-name="Table_20_Contents">76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9iY3phay8vV2lsZnJpZWQ%3D" office:target-frame-name="_blank" xlink:show="new">Sobczak, Wilfried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80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9312</text:p>
                    </table:table-cell>
                    <table:table-cell table:style-name="Tabelle3.A1" office:value-type="string">
                      <text:p text:style-name="Table_20_Contents">716.3</text:p>
                    </table:table-cell>
                    <table:table-cell table:style-name="Tabelle3.A1" office:value-type="string">
                      <text:p text:style-name="Table_20_Contents">721.1</text:p>
                    </table:table-cell>
                    <table:table-cell table:style-name="Tabelle3.A1" office:value-type="string">
                      <text:p text:style-name="Table_20_Contents">710.7</text:p>
                    </table:table-cell>
                    <table:table-cell table:style-name="Tabelle3.A1" office:value-type="string">
                      <text:p text:style-name="Table_20_Contents">76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NoaWZmZXIganVuLi8vTWF0dGhpYXM%3D" office:target-frame-name="_blank" xlink:show="new">Schiffer jun., Matthias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77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7952</text:p>
                    </table:table-cell>
                    <table:table-cell table:style-name="Tabelle3.A1" office:value-type="string">
                      <text:p text:style-name="Table_20_Contents">722.9</text:p>
                    </table:table-cell>
                    <table:table-cell table:style-name="Tabelle3.A1" office:value-type="string">
                      <text:p text:style-name="Table_20_Contents">732.4</text:p>
                    </table:table-cell>
                    <table:table-cell table:style-name="Tabelle3.A1" office:value-type="string">
                      <text:p text:style-name="Table_20_Contents">715.0</text:p>
                    </table:table-cell>
                    <table:table-cell table:style-name="Tabelle3.A1" office:value-type="string">
                      <text:p text:style-name="Table_20_Contents">77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nJhbmQvL0hvcnN0" office:target-frame-name="_blank" xlink:show="new">Brand, Horst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5</text:p>
                    </table:table-cell>
                    <table:table-cell table:style-name="Tabelle3.A1" office:value-type="string">
                      <text:p text:style-name="Table_20_Contents">5.4</text:p>
                    </table:table-cell>
                    <table:table-cell table:style-name="Tabelle3.A1" office:value-type="string">
                      <text:p text:style-name="Table_20_Contents">9175</text:p>
                    </table:table-cell>
                    <table:table-cell table:style-name="Tabelle3.A1" office:value-type="string">
                      <text:p text:style-name="Table_20_Contents">655.4</text:p>
                    </table:table-cell>
                    <table:table-cell table:style-name="Tabelle3.A1" office:value-type="string">
                      <text:p text:style-name="Table_20_Contents">654.0</text:p>
                    </table:table-cell>
                    <table:table-cell table:style-name="Tabelle3.A1" office:value-type="string">
                      <text:p text:style-name="Table_20_Contents">656.7</text:p>
                    </table:table-cell>
                    <table:table-cell table:style-name="Tabelle3.A1" office:value-type="string">
                      <text:p text:style-name="Table_20_Contents">69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XhuZXIvL0d1aWRv" office:target-frame-name="_blank" xlink:show="new">Exner, Guido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68</text:p>
                    </table:table-cell>
                    <table:table-cell table:style-name="Tabelle3.A1" office:value-type="string">
                      <text:p text:style-name="Table_20_Contents">6.2</text:p>
                    </table:table-cell>
                    <table:table-cell table:style-name="Tabelle3.A1" office:value-type="string">
                      <text:p text:style-name="Table_20_Contents">6975</text:p>
                    </table:table-cell>
                    <table:table-cell table:style-name="Tabelle3.A1" office:value-type="string">
                      <text:p text:style-name="Table_20_Contents">634.1</text:p>
                    </table:table-cell>
                    <table:table-cell table:style-name="Tabelle3.A1" office:value-type="string">
                      <text:p text:style-name="Table_20_Contents">645.6</text:p>
                    </table:table-cell>
                    <table:table-cell table:style-name="Tabelle3.A1" office:value-type="string">
                      <text:p text:style-name="Table_20_Contents">624.5</text:p>
                    </table:table-cell>
                    <table:table-cell table:style-name="Tabelle3.A1" office:value-type="string">
                      <text:p text:style-name="Table_20_Contents">76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3BhdGgvL0FudG9u" office:target-frame-name="_blank" xlink:show="new">Spath, Anton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65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8978</text:p>
                    </table:table-cell>
                    <table:table-cell table:style-name="Tabelle3.A1" office:value-type="string">
                      <text:p text:style-name="Table_20_Contents">690.6</text:p>
                    </table:table-cell>
                    <table:table-cell table:style-name="Tabelle3.A1" office:value-type="string">
                      <text:p text:style-name="Table_20_Contents">699.7</text:p>
                    </table:table-cell>
                    <table:table-cell table:style-name="Tabelle3.A1" office:value-type="string">
                      <text:p text:style-name="Table_20_Contents">680.0</text:p>
                    </table:table-cell>
                    <table:table-cell table:style-name="Tabelle3.A1" office:value-type="string">
                      <text:p text:style-name="Table_20_Contents">72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nJ1bnMvL0dlb3Jn" office:target-frame-name="_blank" xlink:show="new">Bruns, Georg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4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8265</text:p>
                    </table:table-cell>
                    <table:table-cell table:style-name="Tabelle3.A1" office:value-type="string">
                      <text:p text:style-name="Table_20_Contents">688.8</text:p>
                    </table:table-cell>
                    <table:table-cell table:style-name="Tabelle3.A1" office:value-type="string">
                      <text:p text:style-name="Table_20_Contents">695.7</text:p>
                    </table:table-cell>
                    <table:table-cell table:style-name="Tabelle3.A1" office:value-type="string">
                      <text:p text:style-name="Table_20_Contents">681.8</text:p>
                    </table:table-cell>
                    <table:table-cell table:style-name="Tabelle3.A1" office:value-type="string">
                      <text:p text:style-name="Table_20_Contents">72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MO8bHNrZW4vL0FuZHJl" office:target-frame-name="_blank" xlink:show="new">Hülsken, Andre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9328</text:p>
                    </table:table-cell>
                    <table:table-cell table:style-name="Tabelle3.A1" office:value-type="string">
                      <text:p text:style-name="Table_20_Contents">666.3</text:p>
                    </table:table-cell>
                    <table:table-cell table:style-name="Tabelle3.A1" office:value-type="string">
                      <text:p text:style-name="Table_20_Contents">684.6</text:p>
                    </table:table-cell>
                    <table:table-cell table:style-name="Tabelle3.A1" office:value-type="string">
                      <text:p text:style-name="Table_20_Contents">648.0</text:p>
                    </table:table-cell>
                    <table:table-cell table:style-name="Tabelle3.A1" office:value-type="string">
                      <text:p text:style-name="Table_20_Contents">72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HV5Zi8vSGVpbno%3D" office:target-frame-name="_blank" xlink:show="new">Duyf, Heinz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4.5</text:p>
                    </table:table-cell>
                    <table:table-cell table:style-name="Tabelle3.A1" office:value-type="string">
                      <text:p text:style-name="Table_20_Contents">8409</text:p>
                    </table:table-cell>
                    <table:table-cell table:style-name="Tabelle3.A1" office:value-type="string">
                      <text:p text:style-name="Table_20_Contents">646.8</text:p>
                    </table:table-cell>
                    <table:table-cell table:style-name="Tabelle3.A1" office:value-type="string">
                      <text:p text:style-name="Table_20_Contents">643.1</text:p>
                    </table:table-cell>
                    <table:table-cell table:style-name="Tabelle3.A1" office:value-type="string">
                      <text:p text:style-name="Table_20_Contents">651.2</text:p>
                    </table:table-cell>
                    <table:table-cell table:style-name="Tabelle3.A1" office:value-type="string">
                      <text:p text:style-name="Table_20_Contents">69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W5nZWxzLy9Fcndpbg%3D%3D" office:target-frame-name="_blank" xlink:show="new">Engels, Erwin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8486</text:p>
                    </table:table-cell>
                    <table:table-cell table:style-name="Tabelle3.A1" office:value-type="string">
                      <text:p text:style-name="Table_20_Contents">652.8</text:p>
                    </table:table-cell>
                    <table:table-cell table:style-name="Tabelle3.A1" office:value-type="string">
                      <text:p text:style-name="Table_20_Contents">637.4</text:p>
                    </table:table-cell>
                    <table:table-cell table:style-name="Tabelle3.A1" office:value-type="string">
                      <text:p text:style-name="Table_20_Contents">670.7</text:p>
                    </table:table-cell>
                    <table:table-cell table:style-name="Tabelle3.A1" office:value-type="string">
                      <text:p text:style-name="Table_20_Contents">71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3LDtmJlci8vRGlldG1hcg%3D%3D" office:target-frame-name="_blank" xlink:show="new">Kröber, Dietmar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4.0</text:p>
                    </table:table-cell>
                    <table:table-cell table:style-name="Tabelle3.A1" office:value-type="string">
                      <text:p text:style-name="Table_20_Contents">8742</text:p>
                    </table:table-cell>
                    <table:table-cell table:style-name="Tabelle3.A1" office:value-type="string">
                      <text:p text:style-name="Table_20_Contents">672.5</text:p>
                    </table:table-cell>
                    <table:table-cell table:style-name="Tabelle3.A1" office:value-type="string">
                      <text:p text:style-name="Table_20_Contents">671.7</text:p>
                    </table:table-cell>
                    <table:table-cell table:style-name="Tabelle3.A1" office:value-type="string">
                      <text:p text:style-name="Table_20_Contents">673.3</text:p>
                    </table:table-cell>
                    <table:table-cell table:style-name="Tabelle3.A1" office:value-type="string">
                      <text:p text:style-name="Table_20_Contents">72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NoYWZmZWxkLy9Kw7xyZ2Vu" office:target-frame-name="_blank" xlink:show="new">Schaffeld, Jürgen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5.6</text:p>
                    </table:table-cell>
                    <table:table-cell table:style-name="Tabelle3.A1" office:value-type="string">
                      <text:p text:style-name="Table_20_Contents">6031</text:p>
                    </table:table-cell>
                    <table:table-cell table:style-name="Tabelle3.A1" office:value-type="string">
                      <text:p text:style-name="Table_20_Contents">670.1</text:p>
                    </table:table-cell>
                    <table:table-cell table:style-name="Tabelle3.A1" office:value-type="string">
                      <text:p text:style-name="Table_20_Contents">646.3</text:p>
                    </table:table-cell>
                    <table:table-cell table:style-name="Tabelle3.A1" office:value-type="string">
                      <text:p text:style-name="Table_20_Contents">682.0</text:p>
                    </table:table-cell>
                    <table:table-cell table:style-name="Tabelle3.A1" office:value-type="string">
                      <text:p text:style-name="Table_20_Contents">72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dmFuIExpZXIvL1RvYmlhcw%3D%3D" office:target-frame-name="_blank" xlink:show="new">van Lier, Tobias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3.7</text:p>
                    </table:table-cell>
                    <table:table-cell table:style-name="Tabelle3.A1" office:value-type="string">
                      <text:p text:style-name="Table_20_Contents">8489</text:p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Table_20_Contents">675.3</text:p>
                    </table:table-cell>
                    <table:table-cell table:style-name="Tabelle3.A1" office:value-type="string">
                      <text:p text:style-name="Table_20_Contents">633.9</text:p>
                    </table:table-cell>
                    <table:table-cell table:style-name="Tabelle3.A1" office:value-type="string">
                      <text:p text:style-name="Table_20_Contents">7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3JpZXNzLy9XYWx0ZXI%3D" office:target-frame-name="_blank" xlink:show="new">Griess, Walter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3.4</text:p>
                    </table:table-cell>
                    <table:table-cell table:style-name="Tabelle3.A1" office:value-type="string">
                      <text:p text:style-name="Table_20_Contents">7691</text:p>
                    </table:table-cell>
                    <table:table-cell table:style-name="Tabelle3.A1" office:value-type="string">
                      <text:p text:style-name="Table_20_Contents">591.6</text:p>
                    </table:table-cell>
                    <table:table-cell table:style-name="Tabelle3.A1" office:value-type="string">
                      <text:p text:style-name="Table_20_Contents">567.8</text:p>
                    </table:table-cell>
                    <table:table-cell table:style-name="Tabelle3.A1" office:value-type="string">
                      <text:p text:style-name="Table_20_Contents">612.0</text:p>
                    </table:table-cell>
                    <table:table-cell table:style-name="Tabelle3.A1" office:value-type="string">
                      <text:p text:style-name="Table_20_Contents">70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nJhY3VuLy9GcmllZGhlbG0%3D" office:target-frame-name="_blank" xlink:show="new">Bracun, Friedhelm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4.3</text:p>
                    </table:table-cell>
                    <table:table-cell table:style-name="Tabelle3.A1" office:value-type="string">
                      <text:p text:style-name="Table_20_Contents">6732</text:p>
                    </table:table-cell>
                    <table:table-cell table:style-name="Tabelle3.A1" office:value-type="string">
                      <text:p text:style-name="Table_20_Contents">673.2</text:p>
                    </table:table-cell>
                    <table:table-cell table:style-name="Tabelle3.A1" office:value-type="string">
                      <text:p text:style-name="Table_20_Contents">686.0</text:p>
                    </table:table-cell>
                    <table:table-cell table:style-name="Tabelle3.A1" office:value-type="string">
                      <text:p text:style-name="Table_20_Contents">654.0</text:p>
                    </table:table-cell>
                    <table:table-cell table:style-name="Tabelle3.A1" office:value-type="string">
                      <text:p text:style-name="Table_20_Contents">73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NoaWZmZXIvL01hdHRoaWFz" office:target-frame-name="_blank" xlink:show="new">Schiffer, Matthias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3.6</text:p>
                    </table:table-cell>
                    <table:table-cell table:style-name="Tabelle3.A1" office:value-type="string">
                      <text:p text:style-name="Table_20_Contents">7942</text:p>
                    </table:table-cell>
                    <table:table-cell table:style-name="Tabelle3.A1" office:value-type="string">
                      <text:p text:style-name="Table_20_Contents">661.8</text:p>
                    </table:table-cell>
                    <table:table-cell table:style-name="Tabelle3.A1" office:value-type="string">
                      <text:p text:style-name="Table_20_Contents">673.8</text:p>
                    </table:table-cell>
                    <table:table-cell table:style-name="Tabelle3.A1" office:value-type="string">
                      <text:p text:style-name="Table_20_Contents">653.3</text:p>
                    </table:table-cell>
                    <table:table-cell table:style-name="Tabelle3.A1" office:value-type="string">
                      <text:p text:style-name="Table_20_Contents">70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V2FjaHMvL01pY2hhZWw%3D" office:target-frame-name="_blank" xlink:show="new">Wachs, Michael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5456</text:p>
                    </table:table-cell>
                    <table:table-cell table:style-name="Tabelle3.A1" office:value-type="string">
                      <text:p text:style-name="Table_20_Contents">682.0</text:p>
                    </table:table-cell>
                    <table:table-cell table:style-name="Tabelle3.A1" office:value-type="string">
                      <text:p text:style-name="Table_20_Contents">683.4</text:p>
                    </table:table-cell>
                    <table:table-cell table:style-name="Tabelle3.A1" office:value-type="string">
                      <text:p text:style-name="Table_20_Contents">679.7</text:p>
                    </table:table-cell>
                    <table:table-cell table:style-name="Tabelle3.A1" office:value-type="string">
                      <text:p text:style-name="Table_20_Contents">71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3pla2UvL0FsZXhhbmRlcg%3D%3D" office:target-frame-name="_blank" xlink:show="new">Czeke, Alexander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4.4</text:p>
                    </table:table-cell>
                    <table:table-cell table:style-name="Tabelle3.A1" office:value-type="string">
                      <text:p text:style-name="Table_20_Contents">5870</text:p>
                    </table:table-cell>
                    <table:table-cell table:style-name="Tabelle3.A1" office:value-type="string">
                      <text:p text:style-name="Table_20_Contents">652.2</text:p>
                    </table:table-cell>
                    <table:table-cell table:style-name="Tabelle3.A1" office:value-type="string">
                      <text:p text:style-name="Table_20_Contents">667.4</text:p>
                    </table:table-cell>
                    <table:table-cell table:style-name="Tabelle3.A1" office:value-type="string">
                      <text:p text:style-name="Table_20_Contents">633.3</text:p>
                    </table:table-cell>
                    <table:table-cell table:style-name="Tabelle3.A1" office:value-type="string">
                      <text:p text:style-name="Table_20_Contents">7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GF1c21hbm4vL0fDvG50ZXI%3D" office:target-frame-name="_blank" xlink:show="new">Hausmann, Günter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4.1</text:p>
                    </table:table-cell>
                    <table:table-cell table:style-name="Tabelle3.A1" office:value-type="string">
                      <text:p text:style-name="Table_20_Contents">5896</text:p>
                    </table:table-cell>
                    <table:table-cell table:style-name="Tabelle3.A1" office:value-type="string">
                      <text:p text:style-name="Table_20_Contents">655.1</text:p>
                    </table:table-cell>
                    <table:table-cell table:style-name="Tabelle3.A1" office:value-type="string">
                      <text:p text:style-name="Table_20_Contents">669.0</text:p>
                    </table:table-cell>
                    <table:table-cell table:style-name="Tabelle3.A1" office:value-type="string">
                      <text:p text:style-name="Table_20_Contents">637.8</text:p>
                    </table:table-cell>
                    <table:table-cell table:style-name="Tabelle3.A1" office:value-type="string">
                      <text:p text:style-name="Table_20_Contents">69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VGhpc3Nlbi8vTm9yYmVydA%3D%3D" office:target-frame-name="_blank" xlink:show="new">Thissen, Norbert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7</text:p>
                    </table:table-cell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5.1</text:p>
                    </table:table-cell>
                    <table:table-cell table:style-name="Tabelle3.A1" office:value-type="string">
                      <text:p text:style-name="Table_20_Contents">4703</text:p>
                    </table:table-cell>
                    <table:table-cell table:style-name="Tabelle3.A1" office:value-type="string">
                      <text:p text:style-name="Table_20_Contents">671.9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631.7</text:p>
                    </table:table-cell>
                    <table:table-cell table:style-name="Tabelle3.A1" office:value-type="string">
                      <text:p text:style-name="Table_20_Contents">7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V2lsa2VzLy9GcmFuaw%3D%3D" office:target-frame-name="_blank" xlink:show="new">Wilkes, Frank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4.5</text:p>
                    </table:table-cell>
                    <table:table-cell table:style-name="Tabelle3.A1" office:value-type="string">
                      <text:p text:style-name="Table_20_Contents">5159</text:p>
                    </table:table-cell>
                    <table:table-cell table:style-name="Tabelle3.A1" office:value-type="string">
                      <text:p text:style-name="Table_20_Contents">644.9</text:p>
                    </table:table-cell>
                    <table:table-cell table:style-name="Tabelle3.A1" office:value-type="string">
                      <text:p text:style-name="Table_20_Contents">660.5</text:p>
                    </table:table-cell>
                    <table:table-cell table:style-name="Tabelle3.A1" office:value-type="string">
                      <text:p text:style-name="Table_20_Contents">629.3</text:p>
                    </table:table-cell>
                    <table:table-cell table:style-name="Tabelle3.A1" office:value-type="string">
                      <text:p text:style-name="Table_20_Contents">71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2xlbWVucy8vT2xpdmVy" office:target-frame-name="_blank" xlink:show="new">Clemens, Oliver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2.7</text:p>
                    </table:table-cell>
                    <table:table-cell table:style-name="Tabelle3.A1" office:value-type="string">
                      <text:p text:style-name="Table_20_Contents">7560</text:p>
                    </table:table-cell>
                    <table:table-cell table:style-name="Tabelle3.A1" office:value-type="string">
                      <text:p text:style-name="Table_20_Contents">630.0</text:p>
                    </table:table-cell>
                    <table:table-cell table:style-name="Tabelle3.A1" office:value-type="string">
                      <text:p text:style-name="Table_20_Contents">621.3</text:p>
                    </table:table-cell>
                    <table:table-cell table:style-name="Tabelle3.A1" office:value-type="string">
                      <text:p text:style-name="Table_20_Contents">638.7</text:p>
                    </table:table-cell>
                    <table:table-cell table:style-name="Tabelle3.A1" office:value-type="string">
                      <text:p text:style-name="Table_20_Contents">7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GVuc2luZy8vSmFu" office:target-frame-name="_blank" xlink:show="new">Hensing, Jan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2.7</text:p>
                    </table:table-cell>
                    <table:table-cell table:style-name="Tabelle3.A1" office:value-type="string">
                      <text:p text:style-name="Table_20_Contents">7665</text:p>
                    </table:table-cell>
                    <table:table-cell table:style-name="Tabelle3.A1" office:value-type="string">
                      <text:p text:style-name="Table_20_Contents">638.8</text:p>
                    </table:table-cell>
                    <table:table-cell table:style-name="Tabelle3.A1" office:value-type="string">
                      <text:p text:style-name="Table_20_Contents">653.3</text:p>
                    </table:table-cell>
                    <table:table-cell table:style-name="Tabelle3.A1" office:value-type="string">
                      <text:p text:style-name="Table_20_Contents">624.2</text:p>
                    </table:table-cell>
                    <table:table-cell table:style-name="Tabelle3.A1" office:value-type="string">
                      <text:p text:style-name="Table_20_Contents">7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WJlcnQvL0hlaW56LVdpbGxp" office:target-frame-name="_blank" xlink:show="new">Ebert, Heinz-Willi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7.8</text:p>
                    </table:table-cell>
                    <table:table-cell table:style-name="Tabelle3.A1" office:value-type="string">
                      <text:p text:style-name="Table_20_Contents">2981</text:p>
                    </table:table-cell>
                    <table:table-cell table:style-name="Tabelle3.A1" office:value-type="string">
                      <text:p text:style-name="Table_20_Contents">745.3</text:p>
                    </table:table-cell>
                    <table:table-cell table:style-name="Tabelle3.A1" office:value-type="string">
                      <text:p text:style-name="Table_20_Contents">746.0</text:p>
                    </table:table-cell>
                    <table:table-cell table:style-name="Tabelle3.A1" office:value-type="string">
                      <text:p text:style-name="Table_20_Contents">745.0</text:p>
                    </table:table-cell>
                    <table:table-cell table:style-name="Tabelle3.A1" office:value-type="string">
                      <text:p text:style-name="Table_20_Contents">75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2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MO2dHRlcnMvL0fDvG50ZXI%3D" office:target-frame-name="_blank" xlink:show="new">Pötters, Günter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2.7</text:p>
                    </table:table-cell>
                    <table:table-cell table:style-name="Tabelle3.A1" office:value-type="string">
                      <text:p text:style-name="Table_20_Contents">6645</text:p>
                    </table:table-cell>
                    <table:table-cell table:style-name="Tabelle3.A1" office:value-type="string">
                      <text:p text:style-name="Table_20_Contents">604.1</text:p>
                    </table:table-cell>
                    <table:table-cell table:style-name="Tabelle3.A1" office:value-type="string">
                      <text:p text:style-name="Table_20_Contents">594.5</text:p>
                    </table:table-cell>
                    <table:table-cell table:style-name="Tabelle3.A1" office:value-type="string">
                      <text:p text:style-name="Table_20_Contents">615.6</text:p>
                    </table:table-cell>
                    <table:table-cell table:style-name="Tabelle3.A1" office:value-type="string">
                      <text:p text:style-name="Table_20_Contents">6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3dvYm9kYS8vVWRv" office:target-frame-name="_blank" xlink:show="new">Swoboda, Udo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26</text:p>
                    </table:table-cell>
                    <table:table-cell table:style-name="Tabelle3.A1" office:value-type="string">
                      <text:p text:style-name="Table_20_Contents">2.6</text:p>
                    </table:table-cell>
                    <table:table-cell table:style-name="Tabelle3.A1" office:value-type="string">
                      <text:p text:style-name="Table_20_Contents">6009</text:p>
                    </table:table-cell>
                    <table:table-cell table:style-name="Tabelle3.A1" office:value-type="string">
                      <text:p text:style-name="Table_20_Contents">600.9</text:p>
                    </table:table-cell>
                    <table:table-cell table:style-name="Tabelle3.A1" office:value-type="string">
                      <text:p text:style-name="Table_20_Contents">625.0</text:p>
                    </table:table-cell>
                    <table:table-cell table:style-name="Tabelle3.A1" office:value-type="string">
                      <text:p text:style-name="Table_20_Contents">584.8</text:p>
                    </table:table-cell>
                    <table:table-cell table:style-name="Tabelle3.A1" office:value-type="string">
                      <text:p text:style-name="Table_20_Contents">64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NocsO2dGVyLy9Ib3JzdA%3D%3D" office:target-frame-name="_blank" xlink:show="new">Schröter, Horst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23</text:p>
                    </table:table-cell>
                    <table:table-cell table:style-name="Tabelle3.A1" office:value-type="string">
                      <text:p text:style-name="Table_20_Contents">2.6</text:p>
                    </table:table-cell>
                    <table:table-cell table:style-name="Tabelle3.A1" office:value-type="string">
                      <text:p text:style-name="Table_20_Contents">5293</text:p>
                    </table:table-cell>
                    <table:table-cell table:style-name="Tabelle3.A1" office:value-type="string">
                      <text:p text:style-name="Table_20_Contents">588.1</text:p>
                    </table:table-cell>
                    <table:table-cell table:style-name="Tabelle3.A1" office:value-type="string">
                      <text:p text:style-name="Table_20_Contents">597.7</text:p>
                    </table:table-cell>
                    <table:table-cell table:style-name="Tabelle3.A1" office:value-type="string">
                      <text:p text:style-name="Table_20_Contents">569.0</text:p>
                    </table:table-cell>
                    <table:table-cell table:style-name="Tabelle3.A1" office:value-type="string">
                      <text:p text:style-name="Table_20_Contents">63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mxvZXRoLy9XaWxsaQ%3D%3D" office:target-frame-name="_blank" xlink:show="new">Floeth, Willi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22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4958</text:p>
                    </table:table-cell>
                    <table:table-cell table:style-name="Tabelle3.A1" office:value-type="string">
                      <text:p text:style-name="Table_20_Contents">619.8</text:p>
                    </table:table-cell>
                    <table:table-cell table:style-name="Tabelle3.A1" office:value-type="string">
                      <text:p text:style-name="Table_20_Contents">607.3</text:p>
                    </table:table-cell>
                    <table:table-cell table:style-name="Tabelle3.A1" office:value-type="string">
                      <text:p text:style-name="Table_20_Contents">632.3</text:p>
                    </table:table-cell>
                    <table:table-cell table:style-name="Tabelle3.A1" office:value-type="string">
                      <text:p text:style-name="Table_20_Contents">65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GVudGdlbi8vQW5kcmU%3D" office:target-frame-name="_blank" xlink:show="new">Dentgen, Andre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21</text:p>
                    </table:table-cell>
                    <table:table-cell table:style-name="Tabelle3.A1" office:value-type="string">
                      <text:p text:style-name="Table_20_Contents">5.3</text:p>
                    </table:table-cell>
                    <table:table-cell table:style-name="Tabelle3.A1" office:value-type="string">
                      <text:p text:style-name="Table_20_Contents">2783</text:p>
                    </table:table-cell>
                    <table:table-cell table:style-name="Tabelle3.A1" office:value-type="string">
                      <text:p text:style-name="Table_20_Contents">695.8</text:p>
                    </table:table-cell>
                    <table:table-cell table:style-name="Tabelle3.A1" office:value-type="string">
                      <text:p text:style-name="Table_20_Contents">703.0</text:p>
                    </table:table-cell>
                    <table:table-cell table:style-name="Tabelle3.A1" office:value-type="string">
                      <text:p text:style-name="Table_20_Contents">674.0</text:p>
                    </table:table-cell>
                    <table:table-cell table:style-name="Tabelle3.A1" office:value-type="string">
                      <text:p text:style-name="Table_20_Contents">72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3JpZWdlbC8vSsO2cmc%3D" office:target-frame-name="_blank" xlink:show="new">Kriegel, Jörg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20</text:p>
                    </table:table-cell>
                    <table:table-cell table:style-name="Tabelle3.A1" office:value-type="string">
                      <text:p text:style-name="Table_20_Contents">6.7</text:p>
                    </table:table-cell>
                    <table:table-cell table:style-name="Tabelle3.A1" office:value-type="string">
                      <text:p text:style-name="Table_20_Contents">2180</text:p>
                    </table:table-cell>
                    <table:table-cell table:style-name="Tabelle3.A1" office:value-type="string">
                      <text:p text:style-name="Table_20_Contents">726.7</text:p>
                    </table:table-cell>
                    <table:table-cell table:style-name="Tabelle3.A1" office:value-type="string">
                      <text:p text:style-name="Table_20_Contents">753.0</text:p>
                    </table:table-cell>
                    <table:table-cell table:style-name="Tabelle3.A1" office:value-type="string">
                      <text:p text:style-name="Table_20_Contents">674.0</text:p>
                    </table:table-cell>
                    <table:table-cell table:style-name="Tabelle3.A1" office:value-type="string">
                      <text:p text:style-name="Table_20_Contents">8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2llc2VuLy9Kb2hhbm5lcw%3D%3D" office:target-frame-name="_blank" xlink:show="new">Giesen, Johannes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19</text:p>
                    </table:table-cell>
                    <table:table-cell table:style-name="Tabelle3.A1" office:value-type="string">
                      <text:p text:style-name="Table_20_Contents">2.4</text:p>
                    </table:table-cell>
                    <table:table-cell table:style-name="Tabelle3.A1" office:value-type="string">
                      <text:p text:style-name="Table_20_Contents">4686</text:p>
                    </table:table-cell>
                    <table:table-cell table:style-name="Tabelle3.A1" office:value-type="string">
                      <text:p text:style-name="Table_20_Contents">585.8</text:p>
                    </table:table-cell>
                    <table:table-cell table:style-name="Tabelle3.A1" office:value-type="string">
                      <text:p text:style-name="Table_20_Contents">600.2</text:p>
                    </table:table-cell>
                    <table:table-cell table:style-name="Tabelle3.A1" office:value-type="string">
                      <text:p text:style-name="Table_20_Contents">561.7</text:p>
                    </table:table-cell>
                    <table:table-cell table:style-name="Tabelle3.A1" office:value-type="string">
                      <text:p text:style-name="Table_20_Contents">64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mxlZ2VsLy9NaWNoYWVs" office:target-frame-name="_blank" xlink:show="new">Flegel, Michael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6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1509</text:p>
                    </table:table-cell>
                    <table:table-cell table:style-name="Tabelle3.A1" office:value-type="string">
                      <text:p text:style-name="Table_20_Contents">754.5</text:p>
                    </table:table-cell>
                    <table:table-cell table:style-name="Tabelle3.A1" office:value-type="string">
                      <text:p text:style-name="Table_20_Contents">754.5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7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dmFuIGRlIExvY2h0Ly9SZW5l" office:target-frame-name="_blank" xlink:show="new">van de Locht, Rene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7.5</text:p>
                    </table:table-cell>
                    <table:table-cell table:style-name="Tabelle3.A1" office:value-type="string">
                      <text:p text:style-name="Table_20_Contents">1470</text:p>
                    </table:table-cell>
                    <table:table-cell table:style-name="Tabelle3.A1" office:value-type="string">
                      <text:p text:style-name="Table_20_Contents">735.0</text:p>
                    </table:table-cell>
                    <table:table-cell table:style-name="Tabelle3.A1" office:value-type="string">
                      <text:p text:style-name="Table_20_Contents">752.0</text:p>
                    </table:table-cell>
                    <table:table-cell table:style-name="Tabelle3.A1" office:value-type="string">
                      <text:p text:style-name="Table_20_Contents">718.0</text:p>
                    </table:table-cell>
                    <table:table-cell table:style-name="Tabelle3.A1" office:value-type="string">
                      <text:p text:style-name="Table_20_Contents">75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sOkc2luZy8vSm9zZWY%3D" office:target-frame-name="_blank" xlink:show="new">Räsing, Josef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5</text:p>
                    </table:table-cell>
                    <table:table-cell table:style-name="Tabelle3.A1" office:value-type="string">
                      <text:p text:style-name="Table_20_Contents">1.5</text:p>
                    </table:table-cell>
                    <table:table-cell table:style-name="Tabelle3.A1" office:value-type="string">
                      <text:p text:style-name="Table_20_Contents">5238</text:p>
                    </table:table-cell>
                    <table:table-cell table:style-name="Tabelle3.A1" office:value-type="string">
                      <text:p text:style-name="Table_20_Contents">523.8</text:p>
                    </table:table-cell>
                    <table:table-cell table:style-name="Tabelle3.A1" office:value-type="string">
                      <text:p text:style-name="Table_20_Contents">507.7</text:p>
                    </table:table-cell>
                    <table:table-cell table:style-name="Tabelle3.A1" office:value-type="string">
                      <text:p text:style-name="Table_20_Contents">548.0</text:p>
                    </table:table-cell>
                    <table:table-cell table:style-name="Tabelle3.A1" office:value-type="string">
                      <text:p text:style-name="Table_20_Contents">61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3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mlybi8vS2xhdXM%3D" office:target-frame-name="_blank" xlink:show="new">Birn, Klaus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7.0</text:p>
                    </table:table-cell>
                    <table:table-cell table:style-name="Tabelle3.A1" office:value-type="string">
                      <text:p text:style-name="Table_20_Contents">1467</text:p>
                    </table:table-cell>
                    <table:table-cell table:style-name="Tabelle3.A1" office:value-type="string">
                      <text:p text:style-name="Table_20_Contents">733.5</text:p>
                    </table:table-cell>
                    <table:table-cell table:style-name="Tabelle3.A1" office:value-type="string">
                      <text:p text:style-name="Table_20_Contents">749.0</text:p>
                    </table:table-cell>
                    <table:table-cell table:style-name="Tabelle3.A1" office:value-type="string">
                      <text:p text:style-name="Table_20_Contents">718.0</text:p>
                    </table:table-cell>
                    <table:table-cell table:style-name="Tabelle3.A1" office:value-type="string">
                      <text:p text:style-name="Table_20_Contents">74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2VydGgvL0ZyaWVkaGVsbQ%3D%3D" office:target-frame-name="_blank" xlink:show="new">Gerth, Friedhelm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3.5</text:p>
                    </table:table-cell>
                    <table:table-cell table:style-name="Tabelle3.A1" office:value-type="string">
                      <text:p text:style-name="Table_20_Contents">2108</text:p>
                    </table:table-cell>
                    <table:table-cell table:style-name="Tabelle3.A1" office:value-type="string">
                      <text:p text:style-name="Table_20_Contents">527.0</text:p>
                    </table:table-cell>
                    <table:table-cell table:style-name="Tabelle3.A1" office:value-type="string">
                      <text:p text:style-name="Table_20_Contents">493.0</text:p>
                    </table:table-cell>
                    <table:table-cell table:style-name="Tabelle3.A1" office:value-type="string">
                      <text:p text:style-name="Table_20_Contents">629.0</text:p>
                    </table:table-cell>
                    <table:table-cell table:style-name="Tabelle3.A1" office:value-type="string">
                      <text:p text:style-name="Table_20_Contents">69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dmFuIGRlbiBCb29tLy9SYWluZXI%3D" office:target-frame-name="_blank" xlink:show="new">van den Boom, Rainer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3189</text:p>
                    </table:table-cell>
                    <table:table-cell table:style-name="Tabelle3.A1" office:value-type="string">
                      <text:p text:style-name="Table_20_Contents">637.8</text:p>
                    </table:table-cell>
                    <table:table-cell table:style-name="Tabelle3.A1" office:value-type="string">
                      <text:p text:style-name="Table_20_Contents">642.0</text:p>
                    </table:table-cell>
                    <table:table-cell table:style-name="Tabelle3.A1" office:value-type="string">
                      <text:p text:style-name="Table_20_Contents">635.0</text:p>
                    </table:table-cell>
                    <table:table-cell table:style-name="Tabelle3.A1" office:value-type="string">
                      <text:p text:style-name="Table_20_Contents">66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dmFuIGRlciBTdGFhZC8vQ2Vlcw%3D%3D" office:target-frame-name="_blank" xlink:show="new">van der Staad, Cees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0</text:p>
                    </table:table-cell>
                    <table:table-cell table:style-name="Tabelle3.A1" office:value-type="string">
                      <text:p text:style-name="Table_20_Contents">14</text:p>
                    </table:table-cell>
                    <table:table-cell table:style-name="Tabelle3.A1" office:value-type="string">
                      <text:p text:style-name="Table_20_Contents">1.4</text:p>
                    </table:table-cell>
                    <table:table-cell table:style-name="Tabelle3.A1" office:value-type="string">
                      <text:p text:style-name="Table_20_Contents">5785</text:p>
                    </table:table-cell>
                    <table:table-cell table:style-name="Tabelle3.A1" office:value-type="string">
                      <text:p text:style-name="Table_20_Contents">578.5</text:p>
                    </table:table-cell>
                    <table:table-cell table:style-name="Tabelle3.A1" office:value-type="string">
                      <text:p text:style-name="Table_20_Contents">616.0</text:p>
                    </table:table-cell>
                    <table:table-cell table:style-name="Tabelle3.A1" office:value-type="string">
                      <text:p text:style-name="Table_20_Contents">553.5</text:p>
                    </table:table-cell>
                    <table:table-cell table:style-name="Tabelle3.A1" office:value-type="string">
                      <text:p text:style-name="Table_20_Contents">640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WxzbmVyLy9DaHJpc3RpYW4%3D" office:target-frame-name="_blank" xlink:show="new">Elsner, Christian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3</text:p>
                    </table:table-cell>
                    <table:table-cell table:style-name="Tabelle3.A1" office:value-type="string">
                      <text:p text:style-name="Table_20_Contents">6.5</text:p>
                    </table:table-cell>
                    <table:table-cell table:style-name="Tabelle3.A1" office:value-type="string">
                      <text:p text:style-name="Table_20_Contents">1437</text:p>
                    </table:table-cell>
                    <table:table-cell table:style-name="Tabelle3.A1" office:value-type="string">
                      <text:p text:style-name="Table_20_Contents">718.5</text:p>
                    </table:table-cell>
                    <table:table-cell table:style-name="Tabelle3.A1" office:value-type="string">
                      <text:p text:style-name="Table_20_Contents">732.0</text:p>
                    </table:table-cell>
                    <table:table-cell table:style-name="Tabelle3.A1" office:value-type="string">
                      <text:p text:style-name="Table_20_Contents">705.0</text:p>
                    </table:table-cell>
                    <table:table-cell table:style-name="Tabelle3.A1" office:value-type="string">
                      <text:p text:style-name="Table_20_Contents">73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WWlsbWF6Ly9TYWRpaw%3D%3D" office:target-frame-name="_blank" xlink:show="new">Yilmaz, Sadik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2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1456</text:p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28.0</text:p>
                    </table:table-cell>
                    <table:table-cell table:style-name="Tabelle3.A1" office:value-type="string">
                      <text:p text:style-name="Table_20_Contents">7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GVudGdlbi8vUmFsZg%3D%3D" office:target-frame-name="_blank" xlink:show="new">Dentgen, Ralf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5.5</text:p>
                    </table:table-cell>
                    <table:table-cell table:style-name="Tabelle3.A1" office:value-type="string">
                      <text:p text:style-name="Table_20_Contents">1359</text:p>
                    </table:table-cell>
                    <table:table-cell table:style-name="Tabelle3.A1" office:value-type="string">
                      <text:p text:style-name="Table_20_Contents">679.5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79.5</text:p>
                    </table:table-cell>
                    <table:table-cell table:style-name="Tabelle3.A1" office:value-type="string">
                      <text:p text:style-name="Table_20_Contents">70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3Jvb3MvL0hhbnM%3D" office:target-frame-name="_blank" xlink:show="new">Groos, Hans</text:a></text:p>
                    </table:table-cell>
                    <table:table-cell table:style-name="Tabelle3.A1" office:value-type="string">
                      <text:p text:style-name="Table_20_Contents">SKC Vesalia Wesel 1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1</text:p>
                    </table:table-cell>
                    <table:table-cell table:style-name="Tabelle3.A1" office:value-type="string">
                      <text:p text:style-name="Table_20_Contents">2.8</text:p>
                    </table:table-cell>
                    <table:table-cell table:style-name="Tabelle3.A1" office:value-type="string">
                      <text:p text:style-name="Table_20_Contents">2494</text:p>
                    </table:table-cell>
                    <table:table-cell table:style-name="Tabelle3.A1" office:value-type="string">
                      <text:p text:style-name="Table_20_Contents">623.5</text:p>
                    </table:table-cell>
                    <table:table-cell table:style-name="Tabelle3.A1" office:value-type="string">
                      <text:p text:style-name="Table_20_Contents">631.5</text:p>
                    </table:table-cell>
                    <table:table-cell table:style-name="Tabelle3.A1" office:value-type="string">
                      <text:p text:style-name="Table_20_Contents">615.5</text:p>
                    </table:table-cell>
                    <table:table-cell table:style-name="Tabelle3.A1" office:value-type="string">
                      <text:p text:style-name="Table_20_Contents">6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294Ly9IZXJiZXJ0" office:target-frame-name="_blank" xlink:show="new">Kox, Herbert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9</text:p>
                    </table:table-cell>
                    <table:table-cell table:style-name="Tabelle3.A1" office:value-type="string">
                      <text:p text:style-name="Table_20_Contents">2.3</text:p>
                    </table:table-cell>
                    <table:table-cell table:style-name="Tabelle3.A1" office:value-type="string">
                      <text:p text:style-name="Table_20_Contents">2294</text:p>
                    </table:table-cell>
                    <table:table-cell table:style-name="Tabelle3.A1" office:value-type="string">
                      <text:p text:style-name="Table_20_Contents">573.5</text:p>
                    </table:table-cell>
                    <table:table-cell table:style-name="Tabelle3.A1" office:value-type="string">
                      <text:p text:style-name="Table_20_Contents">604.0</text:p>
                    </table:table-cell>
                    <table:table-cell table:style-name="Tabelle3.A1" office:value-type="string">
                      <text:p text:style-name="Table_20_Contents">563.3</text:p>
                    </table:table-cell>
                    <table:table-cell table:style-name="Tabelle3.A1" office:value-type="string">
                      <text:p text:style-name="Table_20_Contents">609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G9ocmVuYnVzY2gvL0thcmwtSGVpbno%3D" office:target-frame-name="_blank" xlink:show="new">Dohrenbusch, Karl-Heinz</text:a></text:p>
                    </table:table-cell>
                    <table:table-cell table:style-name="Tabelle3.A1" office:value-type="string">
                      <text:p text:style-name="Table_20_Contents">ESV Oberhaus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36.0</text:p>
                    </table:table-cell>
                    <table:table-cell table:style-name="Tabelle3.A1" office:value-type="string">
                      <text:p text:style-name="Table_20_Contents">73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4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mFkdGtlLy9PbGl2ZXI%3D" office:target-frame-name="_blank" xlink:show="new">Radtke, Oliver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682</text:p>
                    </table:table-cell>
                    <table:table-cell table:style-name="Tabelle3.A1" office:value-type="string">
                      <text:p text:style-name="Table_20_Contents">682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82.0</text:p>
                    </table:table-cell>
                    <table:table-cell table:style-name="Tabelle3.A1" office:value-type="string">
                      <text:p text:style-name="Table_20_Contents">68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2hlbWVsbG8vL01pa2U%3D" office:target-frame-name="_blank" xlink:show="new">Chemello, Mike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8</text:p>
                    </table:table-cell>
                    <table:table-cell table:style-name="Tabelle3.A1" office:value-type="string">
                      <text:p text:style-name="Table_20_Contents">8.0</text:p>
                    </table:table-cell>
                    <table:table-cell table:style-name="Tabelle3.A1" office:value-type="string">
                      <text:p text:style-name="Table_20_Contents">788</text:p>
                    </table:table-cell>
                    <table:table-cell table:style-name="Tabelle3.A1" office:value-type="string">
                      <text:p text:style-name="Table_20_Contents">788.0</text:p>
                    </table:table-cell>
                    <table:table-cell table:style-name="Tabelle3.A1" office:value-type="string">
                      <text:p text:style-name="Table_20_Contents">788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8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TXJhdHNjaGtvd3NraS8vSnVsaWFu" office:target-frame-name="_blank" xlink:show="new">Mratschkowski, Julian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735</text:p>
                    </table:table-cell>
                    <table:table-cell table:style-name="Tabelle3.A1" office:value-type="string">
                      <text:p text:style-name="Table_20_Contents">735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35.0</text:p>
                    </table:table-cell>
                    <table:table-cell table:style-name="Tabelle3.A1" office:value-type="string">
                      <text:p text:style-name="Table_20_Contents">73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m90aGUvL0hlbG11dA%3D%3D" office:target-frame-name="_blank" xlink:show="new">Rothe, Helmut</text:a></text:p>
                    </table:table-cell>
                    <table:table-cell table:style-name="Tabelle3.A1" office:value-type="string">
                      <text:p text:style-name="Table_20_Contents">BW 61 Mülheim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53.0</text:p>
                    </table:table-cell>
                    <table:table-cell table:style-name="Tabelle3.A1" office:value-type="string">
                      <text:p text:style-name="Table_20_Contents">6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3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2NobGFnaGVja2VuLy9Sb2JlcnQ%3D" office:target-frame-name="_blank" xlink:show="new">Schlaghecken, Robert</text:a></text:p>
                    </table:table-cell>
                    <table:table-cell table:style-name="Tabelle3.A1" office:value-type="string">
                      <text:p text:style-name="Table_20_Contents">SKV Rees 4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6</text:p>
                    </table:table-cell>
                    <table:table-cell table:style-name="Tabelle3.A1" office:value-type="string">
                      <text:p text:style-name="Table_20_Contents">6.0</text:p>
                    </table:table-cell>
                    <table:table-cell table:style-name="Tabelle3.A1" office:value-type="string">
                      <text:p text:style-name="Table_20_Contents">645</text:p>
                    </table:table-cell>
                    <table:table-cell table:style-name="Tabelle3.A1" office:value-type="string">
                      <text:p text:style-name="Table_20_Contents">645.0</text:p>
                    </table:table-cell>
                    <table:table-cell table:style-name="Tabelle3.A1" office:value-type="string">
                      <text:p text:style-name="Table_20_Contents">645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45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4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mlzY2hlci8vR2VyZA%3D%3D" office:target-frame-name="_blank" xlink:show="new">Fischer, Gerd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5</text:p>
                    </table:table-cell>
                    <table:table-cell table:style-name="Tabelle3.A1" office:value-type="string">
                      <text:p text:style-name="Table_20_Contents">5.0</text:p>
                    </table:table-cell>
                    <table:table-cell table:style-name="Tabelle3.A1" office:value-type="string">
                      <text:p text:style-name="Table_20_Contents">698</text:p>
                    </table:table-cell>
                    <table:table-cell table:style-name="Tabelle3.A1" office:value-type="string">
                      <text:p text:style-name="Table_20_Contents">698.0</text:p>
                    </table:table-cell>
                    <table:table-cell table:style-name="Tabelle3.A1" office:value-type="string">
                      <text:p text:style-name="Table_20_Contents">698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98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5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RXNzZXIvL0hhbnM%3D" office:target-frame-name="_blank" xlink:show="new">Esser, Hans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4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2161</text:p>
                    </table:table-cell>
                    <table:table-cell table:style-name="Tabelle3.A1" office:value-type="string">
                      <text:p text:style-name="Table_20_Contents">540.3</text:p>
                    </table:table-cell>
                    <table:table-cell table:style-name="Tabelle3.A1" office:value-type="string">
                      <text:p text:style-name="Table_20_Contents">520.0</text:p>
                    </table:table-cell>
                    <table:table-cell table:style-name="Tabelle3.A1" office:value-type="string">
                      <text:p text:style-name="Table_20_Contents">547.0</text:p>
                    </table:table-cell>
                    <table:table-cell table:style-name="Tabelle3.A1" office:value-type="string">
                      <text:p text:style-name="Table_20_Contents">55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6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mFuc21hbm4vL1JvYmVydA%3D%3D" office:target-frame-name="_blank" xlink:show="new">Bansmann, Robert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702</text:p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702.0</text:p>
                    </table:table-cell>
                    <table:table-cell table:style-name="Tabelle3.A1" office:value-type="string">
                      <text:p text:style-name="Table_20_Contents">702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7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VWZmZXJtYW4vL01hbmZyZWQ%3D" office:target-frame-name="_blank" xlink:show="new">Ufferman, Manfred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3</text:p>
                    </table:table-cell>
                    <table:table-cell table:style-name="Tabelle3.A1" office:value-type="string">
                      <text:p text:style-name="Table_20_Contents">3.0</text:p>
                    </table:table-cell>
                    <table:table-cell table:style-name="Tabelle3.A1" office:value-type="string">
                      <text:p text:style-name="Table_20_Contents">633</text:p>
                    </table:table-cell>
                    <table:table-cell table:style-name="Tabelle3.A1" office:value-type="string">
                      <text:p text:style-name="Table_20_Contents">633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33.0</text:p>
                    </table:table-cell>
                    <table:table-cell table:style-name="Tabelle3.A1" office:value-type="string">
                      <text:p text:style-name="Table_20_Contents">63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8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UGV0ZXJzLy9IZWlueg%3D%3D" office:target-frame-name="_blank" xlink:show="new">Peters, Heinz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2</text:p>
                    </table:table-cell>
                    <table:table-cell table:style-name="Tabelle3.A1" office:value-type="string">
                      <text:p text:style-name="Table_20_Contents">2.0</text:p>
                    </table:table-cell>
                    <table:table-cell table:style-name="Tabelle3.A1" office:value-type="string">
                      <text:p text:style-name="Table_20_Contents">611</text:p>
                    </table:table-cell>
                    <table:table-cell table:style-name="Tabelle3.A1" office:value-type="string">
                      <text:p text:style-name="Table_20_Contents">611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11.0</text:p>
                    </table:table-cell>
                    <table:table-cell table:style-name="Tabelle3.A1" office:value-type="string">
                      <text:p text:style-name="Table_20_Contents">611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59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29ydGgvL01hbmZyZWQ%3D" office:target-frame-name="_blank" xlink:show="new">Korth, Manfred</text:a></text:p>
                    </table:table-cell>
                    <table:table-cell table:style-name="Tabelle3.A1" office:value-type="string">
                      <text:p text:style-name="Table_20_Contents">SK Kamp-Lintfort 6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03</text:p>
                    </table:table-cell>
                    <table:table-cell table:style-name="Tabelle3.A1" office:value-type="string">
                      <text:p text:style-name="Table_20_Contents">603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03.0</text:p>
                    </table:table-cell>
                    <table:table-cell table:style-name="Tabelle3.A1" office:value-type="string">
                      <text:p text:style-name="Table_20_Contents">603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0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VGVyYm9uc3Nlbi8vRnJhbno%3D" office:target-frame-name="_blank" xlink:show="new">Terbonssen, Franz</text:a></text:p>
                    </table:table-cell>
                    <table:table-cell table:style-name="Tabelle3.A1" office:value-type="string">
                      <text:p text:style-name="Table_20_Contents">SKC Kapellen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506</text:p>
                    </table:table-cell>
                    <table:table-cell table:style-name="Tabelle3.A1" office:value-type="string">
                      <text:p text:style-name="Table_20_Contents">506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506.0</text:p>
                    </table:table-cell>
                    <table:table-cell table:style-name="Tabelle3.A1" office:value-type="string">
                      <text:p text:style-name="Table_20_Contents">506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1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QmVyc29uLy9SZW5l" office:target-frame-name="_blank" xlink:show="new">Berson, Rene</text:a></text:p>
                    </table:table-cell>
                    <table:table-cell table:style-name="Tabelle3.A1" office:value-type="string">
                      <text:p text:style-name="Table_20_Contents">SK Kleve 3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617</text:p>
                    </table:table-cell>
                    <table:table-cell table:style-name="Tabelle3.A1" office:value-type="string">
                      <text:p text:style-name="Table_20_Contents">617.0</text:p>
                    </table:table-cell>
                    <table:table-cell table:style-name="Tabelle3.A1" office:value-type="string">
                      <text:p text:style-name="Table_20_Contents">617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617</text:p>
                    </table:table-cell>
                  </table:table-row>
                  <table:table-row>
                    <table:table-cell table:style-name="Tabelle3.A1" office:value-type="string">
                      <text:p text:style-name="Table_20_Contents">62</text:p>
                    </table:table-cell>
                    <table:table-cell table:style-name="Tabelle3.A1" office:value-type="string">
                      <text:p text:style-name="Table_20_Contents"><text:a xlink:type="simple" xlink:href="http://w-k-v.de/ligenspiele/spieler/niederrhein/herren/2011/nr-kreisliga-2/S2VpbGlnLUJydW5zLy9QZXRyYQ%3D%3D" office:target-frame-name="_blank" xlink:show="new">Keilig-Bruns, Petra</text:a></text:p>
                    </table:table-cell>
                    <table:table-cell table:style-name="Tabelle3.A1" office:value-type="string">
                      <text:p text:style-name="Table_20_Contents">SK 54/59 Essen-Borbeck 2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</text:p>
                    </table:table-cell>
                    <table:table-cell table:style-name="Tabelle3.A1" office:value-type="string">
                      <text:p text:style-name="Table_20_Contents">1.0</text:p>
                    </table:table-cell>
                    <table:table-cell table:style-name="Tabelle3.A1" office:value-type="string">
                      <text:p text:style-name="Table_20_Contents">532</text:p>
                    </table:table-cell>
                    <table:table-cell table:style-name="Tabelle3.A1" office:value-type="string">
                      <text:p text:style-name="Table_20_Contents">532.0</text:p>
                    </table:table-cell>
                    <table:table-cell table:style-name="Tabelle3.A1" office:value-type="string">
                      <text:p text:style-name="Table_20_Contents">532.0</text:p>
                    </table:table-cell>
                    <table:table-cell table:style-name="Tabelle3.A1" office:value-type="string">
                      <text:p text:style-name="P3"/>
                    </table:table-cell>
                    <table:table-cell table:style-name="Tabelle3.A1" office:value-type="string">
                      <text:p text:style-name="Table_20_Contents">532</text:p>
                    </table:table-cell>
                  </table:table-row>
                </table:table>
                <text:p text:style-name="Text_20_body"><text:line-break/></text:p>
              </text:section>
            </text:section>
          </text:section>
        </text:section>
        <text:section text:style-name="Sect1" text:name="contentBorderRight">
          <text:p text:style-name="Standard"/>
        </text:section>
      </text:section>
      <text:section text:style-name="Sect1" text:name="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1:05:50.35</meta:creation-date>
    <dc:date>2013-11-11T11:08:20.31</dc:date>
    <meta:editing-duration>PT2M29S</meta:editing-duration>
    <meta:editing-cycles>2</meta:editing-cycles>
    <meta:generator>OpenOffice/4.0.0$Win32 OpenOffice.org_project/400m3$Build-9702</meta:generator>
    <meta:document-statistic meta:table-count="2" meta:image-count="0" meta:object-count="0" meta:page-count="1" meta:paragraph-count="781" meta:word-count="1024" meta:character-count="4161"/>
  </office:meta>
</office:document-meta>
</file>